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US" style:font-size-asian="12pt" style:font-size-complex="12pt"/>
    </style:style>
    <style:style style:name="P2"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4" style:family="paragraph" style:parent-style-name="Preformatted_20_Text" style:list-style-name="L1">
      <style:paragraph-properties fo:margin-top="0cm" fo:margin-bottom="0.499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5" style:family="paragraph" style:parent-style-name="Preformatted_20_Text">
      <style:paragraph-properties fo:line-height="150%" fo:text-align="start" style:justify-single-word="false" style:writing-mode="lr-tb"/>
      <style:text-properties style:font-name="Arial"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Preformatted_20_Text">
      <style:paragraph-properties fo:line-height="150%" fo:text-align="start" style:justify-single-word="false" style:writing-mode="lr-tb"/>
      <style:text-properties style:font-name="Arial" fo:font-size="12pt" fo:language="en" fo:country="US" style:font-size-asian="12pt" style:font-size-complex="12pt"/>
    </style:style>
    <style:style style:name="P7" style:family="paragraph" style:parent-style-name="Preformatted_20_Text">
      <style:paragraph-properties fo:margin-top="0cm" fo:margin-bottom="0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8" style:family="paragraph" style:parent-style-name="Preformatted_20_Text">
      <style:paragraph-properties fo:margin-top="0.205cm" fo:margin-bottom="0.499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9" style:family="paragraph" style:parent-style-name="Standard" style:list-style-name="L1">
      <style:paragraph-properties fo:margin-top="0cm" fo:margin-bottom="0.499cm" fo:line-height="150%" fo:text-align="start" style:justify-single-word="false" style:writing-mode="lr-tb"/>
      <style:text-properties style:font-name="Arial" fo:font-size="12pt" fo:language="en" fo:country="US" style:text-underline-style="none" fo:font-weight="normal" style:font-size-asian="12pt" style:font-weight-asian="normal" style:font-size-complex="12pt" style:font-weight-complex="normal"/>
    </style:style>
    <style:style style:name="P10" style:family="paragraph" style:parent-style-name="Standard">
      <style:paragraph-properties fo:margin-top="0cm" fo:margin-bottom="0.499cm" fo:line-height="150%" fo:text-align="start" style:justify-single-word="false" style:writing-mode="lr-tb"/>
      <style:text-properties style:font-name="Arial" fo:font-size="12pt" fo:language="en" fo:country="US" style:font-size-asian="12pt" style:font-size-complex="12pt"/>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tw-target-text"/>Introduction &amp; Basics</text:p>
      <text:p text:style-name="P6"/>
      <text:p text:style-name="P6">The aim of the internship was to design and implement an agile development process for the development a computer game. The process was built and implemented based on the SCRUM-model. The focus was also on improving our own development process to ensure error-free development. </text:p>
      <text:p text:style-name="P6">For this, the Godot engine was used. We chose this engine, because we wanted to design a 2D top-down shooter, which is beginner-friendly to design with Godot. This was important to us because we had no experience working with engines before the internship. </text:p>
      <text:p text:style-name="P6">Due to the many complex functionalities, that were not necessary for our project, we decided against the use of larger engines like Unity or Unreal Engine. An important criterion for using Godot is the intuitive level design, which is easy to understand and use. Furthermore, classes that were necessary for our project were already implemented. For example, there is a class for entities we could use for the player and the enemies. Additionally, there are also classes that can be used for collectible items and projectiles.</text:p>
      <text:p text:style-name="P1">The following chapters describe in detail how we met the requirements and goals and also how we adapted and improved the development process along the way.</text:p>
      <text:p text:style-name="P5">Use Case, Requirements Analysis and Architecture</text:p>
      <text:p text:style-name="P6"/>
      <text:p text:style-name="P6">Before going into more detail about the individual documents created during development, the concept, plot and goal of the game will be briefly summarized.</text:p>
      <text:p text:style-name="P6">The game, which is designed for one player, is about a robot dog, named L41k4, who wakes up in the Heidelberg Dynamics research facility and tries to escape from it. </text:p>
      <text:p text:style-name="P6">On the way out, various hurdles must be overcome, such as locked doors and enemy turrets. L41k4 has a built-in weapon available to fight off these enemies encountered in the facility. The game uses a 2D top-down perspective with textures designed in pixel art style. Music with appropriate sound effects runs in the background and during fights. The final level features a special enemy type that is stronger than the usual enemies. After beating this level the player escapes the facility and by that wins the game. If the player's health, which is shown inside of a HUD, reaches zero, a appropriate dialogue is shown and the player can choose to restart the game or close it.</text:p>
      <text:p text:style-name="P6"/>
      <text:p text:style-name="P5">Use cases</text:p>
      <text:p text:style-name="P6"/>
      <text:p text:style-name="P6"><text:soft-page-break/>If you look closely at the use case diagram, you will see that the player controls the character L41k4. This allows the player to collect key cards that are needed to open the doors that lead to the next level. The player can <text:s/>fire projectiles that reduce the life points of opponents if hit. The enemies can also shoot projectiles that can hit the player. If the player's life points fall to zero, an appropriate dialogue is shown. There is a boss enemy type that appears in the final level. Defeating this enemy will lead to the escape of the player out of the facility and the game ends. </text:p>
      <text:p text:style-name="P6"/>
      <text:p text:style-name="P2"><text:bookmark text:name="tw-target-text1"/>Requirement Analysis</text:p>
      <text:p text:style-name="P6">The use cases just described, result in the following requirements, which can also be found in the requirement analysis. We divided the requirements into functional and nonfunctional requirements. </text:p>
      <text:p text:style-name="P6">While looking at the functional requirements it is clear that we first laid down very fundamental requirements. This included the basic movement of the player through the levels. We decided that each level features enemies that can shoot projectiles at the player to stop his endeavors The player can also shoot back. These projectiles get destroyed when they hit another object. The projectiles can also hit and damage entities. This actions are implemented by a health system that manages the health and damage of each entity in the game. During the run the player can find and collect first aid kits that heal the players health. To stop the player from only running through each level while avoiding the enemies we decided to add keycards to each level. These are required to unlock the next level and are guarded by enemies. This should bring more life to the game and make it more challenging. When the player's health reaches zero, a dialogue appears and the player can restart or exit the game.</text:p>
      <text:p text:style-name="P6">The use cases also led to many nonfunctional requirements. One of the main goals here was to provide the player with essential information during a playthrough. This includes a HUD that is visible to the player at all times. The HUD is made up of a health- and shieldbar that indicates the player's health condition and is updated when any changes occur. Furthermore, a keycard symbol appears for every keycard that the player collects within a level. That way the player knows when they can proceed to the next level. </text:p>
      <text:p text:style-name="P6">Another aspect is the audio of the game. It consists of a main theme that runs in the background at all times. In addition to that, there are sound effects when a projectile is shot as well as when a entity is hit. These sound effects support the overall feel and look of the game.</text:p>
      <text:p text:style-name="P6"><text:soft-page-break/></text:p>
      <text:p text:style-name="P5">Architecture</text:p>
      <text:p text:style-name="P6"/>
      <text:p text:style-name="P1">In order to meet these requirements, the following class diagram was developed, which represents the architecture of the game.</text:p>
      <text:p text:style-name="P2">Implementation</text:p>
      <text:p text:style-name="P7">The last chapter focused on the requirements and the architecture. This chapter describes how this is implemented into the game in detail. The player class is structured as follows. The main function of the player and all other entities is the _PhysicsProcess(double delta) function. This function executes for every tick of the game. In the first part of this function we process all the inputs applied from the player and move the main character accordingly. Here it is also checked if the player interacts with its environment</text:p>
      <text:p text:style-name="P7">The enemy classes are build by utilizing the same function. Here, the enemy aims at the current position of the player and then fires at a fixed fire rate.</text:p>
      <text:p text:style-name="P7">When a entity fires a projectile a new instance of the projectile class is created and set to the position of the entity that fires the bullet. Additionally, the bullet gets a vector that is based on the direction the firing entity is facing. The projectile flies in that direction until it either hits another object or an assigned timer, that limits its lifetime, runs out.</text:p>
      <text:p text:style-name="P7">To enable the feature of actually damaging entities the health system needed to be implemented. This is found in the game-systems directory and is the essential code base of the game. Therefore, the most test functions are found here and every non-trivial function of the health system is thoroughly tested. The health system features two types of damage: physical and electrical. These damage types have their respective resistances and vulnerabilities that are assigned to an entity making it especially resistant or vulnerable to a damage type. The rest of the health class features several methods that cover all the different cases, such that the applied damage to a character's health and shield is calculated correctly. </text:p>
      <text:p text:style-name="P7">Keycards and first aid kits can be collected by the player but do not provide any complex functions themselves. The challenge here lies in the detection of when the player is in range to pick them up. For that, we implemented a class called InteractionArea. This class inherits from the Area2D class of Godot and for that reason provides signal functions when its area is entered or left by another entity. To be able to distinguish which type of area is entered (i.e. keycard or first aid kit) the InteractionArea class features three essential string variables: type, value and label. Type describes whether the InteractionArea belongs to a <text:soft-page-break/>keycard, first aid kit, dialogue or serves another purpose. The label is a text that is shown to the player as soon as they are in range to interact with the object the InteractionArea belongs to. As we also assign InteractionAreas to doors to be able to reach the next level, the value determines which level needs to be loaded next or which dialogue needs to be displayed in the case the InteractionArea belongs to a dialogue.</text:p>
      <text:p text:style-name="P7">To enable all these different components to interact with each other, they are all added to the same scene. Each scene represents a level and the needed amount of instances of each class can be added to the levels as children. This is the common way to create a game environment using Godot. It also features a TileMap. The TileMap determines the layout of the level, i.e. where walls and other objects the player can collide with are placed. </text:p>
      <text:p text:style-name="P7">Many of the described features also produce a sound as described in the requirement analyses. To add this to the game we added AudioStreamPlayers to the different classes and played them when the according action takes place.</text:p>
      <text:p text:style-name="P8"/>
      <text:p text:style-name="P2">Development process</text:p>
      <text:p text:style-name="P3">TODO:</text:p>
      <text:list xml:id="list421432840388561510" text:style-name="L1">
        <text:list-item>
          <text:p text:style-name="P4">describe the given process (TDD, Prototypes) (see bullshit-PDF)</text:p>
        </text:list-item>
        <text:list-item>
          <text:p text:style-name="P4">Insert Graphic for changes (use process change table)(including time estimation vote process)</text:p>
        </text:list-item>
        <text:list-item>
          <text:p text:style-name="P9">explain changes in detail</text:p>
        </text:list-item>
      </text:list>
      <text:p text:style-name="P10"><text:span text:style-name="T1">Before looking at the development of the process, the structure of the given process is examined. The most important aspect of development is the Test-Driven Development (TDD). This principle is essential as the goal of the internship is to develop an agile process for the creation of a videogame that achieves a 0-error level. It is incredibly helpful to have tests that check whether the new changes made lead to the occurrence of errors. In addition to that, creating tests for classes or methods before actually implementing them forces the developer to think carefully about the code they are about to write. This prohibits a large amount of errors before they can cause problems. While implementing this strategy we ran into many difficulties. First of all, we checked how to include unit tests in the structure of the Godot engine. For that, there are different addons that allow the creation of </text:span><text:soft-page-break/><text:span text:style-name="T1">unit tests directly within the engine. After utilizing one of these addons, we noticed that most of the functions written directly inside of Godot simply set different variables provided by the engine itself. This leads to an insufficient complexity of these functions for test purposes. That led to the decision to outsource the <text:s/>more complex systems that we planned for the game to Visual Studio Code (VSC). In VSC the creation of unit tests is well supported, but obviously the Godot-script-language, that we used until that point for coding, is not. Additionally the Godot-script-language is not sufficient for writing complex structures which was necessary for our project. For that reason, we decided to change all of the code into the C# programming language. After resolving this initial issues, we could eventually integrate Test-Driven Development into our development process. The testing itself worked without bigger problems, but in some cases we did not cover all the important test cases, i.e. testing off-by-one-errors. We added these tests later in the development process and decided to think about possible test cases more carefully for the future.<text:line-break/>Another strategy that was integrated in the given development process was Prototyping. Prototyping should be used whenever it is unclear how to fulfill a requirement or the code itself. This was especially helpful in the beginning of the internship as we did not have any experience with working with game engines. Due to that, we had to try out many different classes and interfaces of the engine to find out what suits our requirements best leading to the creation of many prototypes at the start of our project. But also in the later stages of the game we faced situations where it was unclear how to proceed in order to fulfill certain requirements. Overall, the prototyping strategy was very useful for us and we found that it is a very intuitive step when facing issues or when making crucial decisions. <text:line-break/>To organize the game development we hold SCRUM meetings every week. These meetings included every team member telling what they achieved over the last week and what difficulties they faced. After that we discussed if we should adapt our development process to avoid these difficulties in the future. Finally, we assigned tasks for each individual team member for next week. This includes a time estimation for each task. We noticed that this estimation was rather difficult and the estimations rarely fit the actual time needed.<text:line-break/>This leads us to the improvements we implemented into the development process. To resolve the issues we had with the time estimation we added a voting process. This process works as follows: After assigning a task to a team member, the whole team casts a vote of how much time this individual task will consume. If the different votes differ significantly, a discussion followed to analyze the more thoroughly leading to a new time estimation every member more or less agrees with. That way, every member is included in </text:span><text:soft-page-break/><text:span text:style-name="T1">this process for every task instead of every member estimating their own tasks. Even though this improvement led to longer SCRUM meetings as every task where the time estimation was unclear led to a short discussion. But after using this technique for a longer time it became clear that this had a positive impact on the time evaluation. The error when estimating the need time became much smaller than they were before marking this as a successful improvement to the development process. Additionally, this also allowed us to assign a more appropriate number of tasks to each team member per week. Eventually, we had less cases of a team member not finishing all of their assigned tasks, which made the whole process more structured.<text:line-break/>In the beginning of the internship we noticed, that our whole work structure is too unstructured and it was often unclear which team member is responsible for certain tasks. For that reason, we created three roles and assigned one of them to each team member. The three roles can be described as follows: The first role is responsible for creating and maintaining the GitHub repository and the Trello as well as resolving issues with that systems as soon as any occur. The second role was responsible for the inner team communication. This included creating and maintaining a Discord server as well as a Whatsapp group. Additionally, this person plans the time and place of the next SCRUM meeting. The third role is leading the team intern SCRUM meetings and creating a protocol for each of those meetings. Additionally, this person is responsible for the communication with the supervisor of the internship.<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6T11:48:30.01</meta:creation-date>
    <dc:date>2024-07-23T14:13:35.89</dc:date>
    <meta:editing-duration>P2DT4H48M10S</meta:editing-duration>
    <meta:editing-cycles>10</meta:editing-cycles>
    <meta:generator>OpenOffice/4.1.14$Win32 OpenOffice.org_project/4114m1$Build-9811</meta:generator>
    <meta:document-statistic meta:table-count="0" meta:image-count="0" meta:object-count="0" meta:page-count="6" meta:paragraph-count="32" meta:word-count="2409" meta:character-count="14363"/>
  </office:meta>
</office:document-meta>
</file>